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Dynamic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Dynamic.getBootstrapMethodArgument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Dynamic.ConstantDynamic( final String name , final String descriptor , final Handle bootstrapMethod , final Object ... bootstrapMethod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antDynamic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antDynami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Dynamic.getBootstrapMethodArgumentsUnsaf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Dynamic.equals( final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tantDynamic.getBootstrapMethodArgumen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Dynamic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tantDynamic.getBootstra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Dynamic.get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